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3125in"/>
    </style:style>
    <style:style style:name="TableColumn3" style:family="table-column">
      <style:table-column-properties style:column-width="1.2256in"/>
    </style:style>
    <style:style style:name="TableColumn4" style:family="table-column">
      <style:table-column-properties style:column-width="1.2256in"/>
    </style:style>
    <style:style style:name="TableColumn5" style:family="table-column">
      <style:table-column-properties style:column-width="1.0423in"/>
    </style:style>
    <style:style style:name="TableColumn6" style:family="table-column">
      <style:table-column-properties style:column-width="1.068in"/>
    </style:style>
    <style:style style:name="TableColumn7" style:family="table-column">
      <style:table-column-properties style:column-width="1.0243in"/>
    </style:style>
    <style:style style:name="Table1" style:family="table" style:master-page-name="MP0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style:font-name="Times New Roman" style:font-name-complex="Times New Roma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2" style:parent-style-name="Fuentedepárrafopredeter." style:family="text">
      <style:text-properties style:font-name="Times New Roman" style:font-name-complex="Times New Roma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7" style:parent-style-name="Fuentedepárrafopredeter." style:family="text">
      <style:text-properties style:font-name="Times New Roman" style:font-name-complex="Times New Roman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1" style:parent-style-name="Fuentedepárrafopredeter." style:family="text">
      <style:text-properties style:font-name="Times New Roman" style:font-name-complex="Times New Roma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0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7" style:parent-style-name="Fuentedepárrafopredeter." style:family="text">
      <style:text-properties style:font-name="Times New Roman" style:font-name-complex="Times New Roman"/>
    </style:style>
    <style:style style:name="T108" style:parent-style-name="Fuentedepárrafopredeter." style:family="text">
      <style:text-properties style:font-name="Times New Roman" style:font-name-complex="Times New Roma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1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12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4" style:parent-style-name="Fuentedepárrafopredeter." style:family="text">
      <style:text-properties style:font-name="Times New Roman" style:font-name-complex="Times New Roma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9" style:parent-style-name="Fuentedepárrafopredeter." style:family="text">
      <style:text-properties style:font-name="Times New Roman" style:font-name-complex="Times New Roma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54" style:parent-style-name="Fuentedepárrafopredeter." style:family="text">
      <style:text-properties style:font-name="Times New Roman" style:font-name-complex="Times New Roman"/>
    </style:style>
    <style:style style:name="T155" style:parent-style-name="Fuentedepárrafopredeter." style:family="text">
      <style:text-properties style:font-name="Times New Roman" style:font-name-complex="Times New Roma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70" style:parent-style-name="Fuentedepárrafopredeter." style:family="text">
      <style:text-properties style:font-name="Times New Roman" style:font-name-complex="Times New Roma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79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º</text:p>
          </table:table-cell>
          <table:table-cell table:style-name="TableCell11">
            <text:p text:style-name="P12">Caso práctico</text:p>
          </table:table-cell>
          <table:table-cell table:style-name="TableCell13">
            <text:p text:style-name="P14">Modelo mental</text:p>
          </table:table-cell>
          <table:table-cell table:style-name="TableCell15">
            <text:p text:style-name="P16">Modelo conceptual</text:p>
          </table:table-cell>
          <table:table-cell table:style-name="TableCell17">
            <text:p text:style-name="P18">Consecuencia para el usuario</text:p>
          </table:table-cell>
          <table:table-cell table:style-name="TableCell19">
            <text:p text:style-name="P20">Propuesta de mejora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<text:span text:style-name="T26">WhatsApp – Eliminar mensaje</text:span><text:span text:style-name="T27"><text:s/>: el usuario piensa que al pulsar “eliminar” el mensaje desaparece en todos los dispositivos, pero en realidad solo se borra en el suyo salvo que seleccione la opción “eliminar para todos”.</text:span></text:p>
          </table:table-cell>
          <table:table-cell table:style-name="TableCell28">
            <text:p text:style-name="P29">Que el mensaje desaparece automáticamente en el chat de todos los participantes.</text:p>
          </table:table-cell>
          <table:table-cell table:style-name="TableCell30">
            <text:p text:style-name="P31">El mensaje se borra solo en el dispositivo del emisor, salvo que se elija expresamente la opción “eliminar para todos”.</text:p>
          </table:table-cell>
          <table:table-cell table:style-name="TableCell32">
            <text:p text:style-name="P33">Confusión, malentendidos (ej. pensar que la otra persona ya no lo puede leer cuando en realidad sí). Pérdida de confianza en la función.</text:p>
          </table:table-cell>
          <table:table-cell table:style-name="TableCell34">
            <text:p text:style-name="P35">Hacer más visible y clara la diferencia entre “eliminar en mi dispositivo” y “eliminar para todos”, por<text:s/>ejemplo,<text:s/>con botones separados y mensajes de confirmación más explicativos.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P40"><text:span text:style-name="T41">Google Drive – Guardar archivos</text:span><text:span text:style-name="T42"><text:s/>: el usuario cree que al pulsar “guardar” el archivo se almacena automáticamente en la nube, pero si no hay conexión a Internet solo queda en local y puede perderse.</text:span></text:p>
          </table:table-cell>
          <table:table-cell table:style-name="TableCell43">
            <text:p text:style-name="P44">Que los archivos se guardan automáticamente en la nube <text:s/>tenga internet o no</text:p>
          </table:table-cell>
          <table:table-cell table:style-name="TableCell45">
            <text:p text:style-name="P46">Los archivos solo se guardan en la nube si hay conexión a internet</text:p>
          </table:table-cell>
          <table:table-cell table:style-name="TableCell47">
            <text:p text:style-name="P48">Perdida de información</text:p>
          </table:table-cell>
          <table:table-cell table:style-name="TableCell49">
            <text:p text:style-name="P50">Si no hay conexión a internet salte el mensaje de que no hay conexión y solo se guardará en la nube</text:p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P55"><text:span text:style-name="T56">Instagram – Icono de corazón</text:span><text:span text:style-name="T57"><text:s/>: el usuario cree que al pulsar el icono de corazón siempre marca “me gusta”, pero si lo pulsa dos veces sin querer se quita el “me gusta” y<text:s/></text:span><text:soft-page-break/><text:span text:style-name="T58">no siempre es evidente.</text:span></text:p>
          </table:table-cell>
          <table:table-cell table:style-name="TableCell59">
            <text:p text:style-name="P60">Siempre que le de al corazón sale un me gusta</text:p>
          </table:table-cell>
          <table:table-cell table:style-name="TableCell61">
            <text:p text:style-name="P62">Si le da dos veces se quita el me gusta</text:p>
          </table:table-cell>
          <table:table-cell table:style-name="TableCell63">
            <text:p text:style-name="P64">Perdida de me gusta en publicaciones por darle dos veces,<text:s/>frustración</text:p>
          </table:table-cell>
          <table:table-cell table:style-name="TableCell65">
            <text:p text:style-name="P66">Quitar la opción de si le das dos veces se quita el me gusta.</text:p>
            <text:p text:style-name="P67">Poner otro botón para quitar me gusta.</text:p>
            <text:p text:style-name="P68">Saltar un mensaje si vas a quitar el me gusta<text:s/><text:soft-page-break/>y te pregunte si estas seguro</text:p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<text:span text:style-name="T74">Spotify – Botón aleatorio</text:span><text:span text:style-name="T75"><text:s/>: el usuario cree que al pulsar “play” en una lista de reproducción las canciones sonarán en orden, pero en la versión gratuita se reproduce de manera aleatoria.</text:span></text:p>
          </table:table-cell>
          <table:table-cell table:style-name="TableCell76">
            <text:p text:style-name="P77">Suenen en orden por defecto</text:p>
          </table:table-cell>
          <table:table-cell table:style-name="TableCell78">
            <text:p text:style-name="P79">No pasa en la suscripción gratuita</text:p>
          </table:table-cell>
          <table:table-cell table:style-name="TableCell80">
            <text:p text:style-name="P81">No puedes escuchar la lista en orden.</text:p>
            <text:p text:style-name="P82">Sorpresa, frustración</text:p>
          </table:table-cell>
          <table:table-cell table:style-name="TableCell83">
            <text:p text:style-name="P84">Mensaje de que en la suscripción gratuita no está la opción en orden.</text:p>
          </table:table-cell>
        </table:table-row>
        <table:table-row table:style-name="TableRow85">
          <table:table-cell table:style-name="TableCell86">
            <text:p text:style-name="P87">5</text:p>
          </table:table-cell>
          <table:table-cell table:style-name="TableCell88">
            <text:p text:style-name="P89"><text:span text:style-name="T90">Cajeros automáticos – Orden de retirada</text:span><text:span text:style-name="T91"><text:s/>: el usuario espera que el cajero devuelva primero la tarjeta y después el dinero, pero en algunos modelos antiguos el dinero salía antes y muchos clientes olvidaban retirar la tarjeta.</text:span></text:p>
          </table:table-cell>
          <table:table-cell table:style-name="TableCell92">
            <text:p text:style-name="P93">Primero la tarjeta y luego el dinero</text:p>
          </table:table-cell>
          <table:table-cell table:style-name="TableCell94">
            <text:p text:style-name="P95">Antiguamente dinero y luego tarjeta</text:p>
          </table:table-cell>
          <table:table-cell table:style-name="TableCell96">
            <text:p text:style-name="P97">Olvido de tarjeta</text:p>
          </table:table-cell>
          <table:table-cell table:style-name="TableCell98">
            <text:p text:style-name="P99">Primero la tarjeta y luego el dinero.</text:p>
            <text:p text:style-name="P100">Que el cajero salga un mensaje o pite si te dejas la tarjeta</text:p>
          </table:table-cell>
        </table:table-row>
        <table:table-row table:style-name="TableRow101">
          <table:table-cell table:style-name="TableCell102">
            <text:p text:style-name="P103">6</text:p>
          </table:table-cell>
          <table:table-cell table:style-name="TableCell104">
            <text:p text:style-name="P105"><text:span text:style-name="T106">Netflix – Reproducción automática</text:span><text:span text:style-name="T107"><text:s/>: el usuario cree que al terminar un capítulo la serie se detiene, pero en realidad comienza automáticamente el siguiente<text:s/></text:span><text:soft-page-break/><text:span text:style-name="T108">capítulo sin preguntar.</text:span></text:p>
          </table:table-cell>
          <table:table-cell table:style-name="TableCell109">
            <text:p text:style-name="P110">La serie se detiene al terminar el capitulo</text:p>
          </table:table-cell>
          <table:table-cell table:style-name="TableCell111">
            <text:p text:style-name="P112">El siguiente capitulo se detiene sin preguntar</text:p>
          </table:table-cell>
          <table:table-cell table:style-name="TableCell113">
            <text:p text:style-name="P114">Genera consumo del contenido sin ser deseado</text:p>
          </table:table-cell>
          <table:table-cell table:style-name="TableCell115">
            <text:p text:style-name="P116">Al terminar el episodio, preguntar si quieres seguir viéndolo.</text:p>
            <text:p text:style-name="P117">En configuración o directamente cuando salte el siguiente<text:s/><text:soft-page-break/>episodio te salte una notificación de poder poner la opción solo de solo reproducir un episodio.</text:p>
          </table:table-cell>
        </table:table-row>
        <table:table-row table:style-name="TableRow118">
          <table:table-cell table:style-name="TableCell119">
            <text:p text:style-name="P120">7</text:p>
          </table:table-cell>
          <table:table-cell table:style-name="TableCell121">
            <text:p text:style-name="P122"><text:span text:style-name="T123">Amazon – Comprar con 1 clic</text:span><text:span text:style-name="T124"><text:s/>: el usuario piensa que al pulsar el botón “Comprar con 1 clic” aparecerá una pantalla de confirmación, pero en realidad la compra se realiza directamente sin aviso adicional.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8</text:p>
          </table:table-cell>
          <table:table-cell table:style-name="TableCell136">
            <text:p text:style-name="P137"><text:span text:style-name="T138">YouTube – Saltar anuncio</text:span><text:span text:style-name="T139"><text:s/>: el usuario cree que el botón “saltar anuncio” sirve para cerrar cualquier publicidad, pero en realidad solo algunos anuncios pueden saltarse y otros son obligatorios.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9</text:p>
          </table:table-cell>
          <table:table-cell table:style-name="TableCell151">
            <text:p text:style-name="P152"><text:span text:style-name="T153">Telegram – Editar mensaje</text:span><text:span text:style-name="T154"><text:s/>: el usuario piensa que al editar un mensaje el receptor no lo notará, pero en realidad aparece<text:s/></text:span><text:soft-page-break/><text:span text:style-name="T155">marcado con la etiqueta “editado”.</text:span>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0</text:p>
          </table:table-cell>
          <table:table-cell table:style-name="TableCell167">
            <text:p text:style-name="P168"><text:span text:style-name="T169">App de banca – Transferencias</text:span><text:span text:style-name="T170"><text:s/>: el usuario cree que al confirmar una transferencia el dinero llega inmediatamente a la otra cuenta, pero en realidad puede tardar horas o incluso días, según la entidad y la hora.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3T06:09:00Z</meta:creation-date>
    <dc:date>2025-09-23T06:25:00Z</dc:date>
    <meta:template xlink:href="Normal.dotm" xlink:type="simple"/>
    <meta:editing-cycles>2</meta:editing-cycles>
    <meta:editing-duration>PT960S</meta:editing-duration>
    <meta:document-statistic meta:page-count="4" meta:paragraph-count="7" meta:word-count="611" meta:character-count="3965" meta:row-count="28" meta:non-whitespace-character-count="3361"/>
  </office:meta>
</office:document-meta>
</file>